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99ccff" draw:textarea-horizontal-align="center" draw:textarea-vertical-align="middle"/>
    </style:style>
    <style:style style:name="gr5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9966c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ffff"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8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ff" draw:fill-image-width="0cm" draw:fill-image-height="0cm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fo:min-height="0cm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ff0000"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ff" draw:fill="solid" draw:fill-color="#00ff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950e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style:paragraph-properties fo:text-align="center"/>
      <style:text-properties fo:font-size="54pt" fo:text-shadow="1pt 1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  <style:text-properties fo:font-size="18pt" fo:text-shadow="1pt 1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text-shadow="1pt 1pt" fo:font-weight="bold" style:font-weight-asian="bold" style:font-weight-complex="bold"/>
    </style:style>
    <style:style style:name="P6" style:family="paragraph">
      <style:paragraph-properties fo:line-height="200%" fo:text-align="justify"/>
    </style:style>
    <style:style style:name="P7" style:family="paragraph">
      <style:paragraph-properties fo:line-height="200%" fo:text-align="justify"/>
      <style:text-properties fo:font-size="20pt" fo:text-shadow="1pt 1pt" fo:font-weight="bold" style:font-size-asian="20pt" style:font-weight-asian="bold" style:font-size-complex="11.3999996185303pt" style:font-weight-complex="bold"/>
    </style:style>
    <style:style style:name="P8" style:family="paragraph">
      <style:paragraph-properties fo:text-align="center"/>
      <style:text-properties fo:font-size="40pt" fo:text-shadow="1pt 1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font-size="22pt" fo:text-shadow="1pt 1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style:paragraph-properties fo:text-align="center"/>
      <style:text-properties fo:font-size="22pt" fo:text-shadow="1pt 1pt" style:font-size-asian="22pt" style:font-size-complex="22pt"/>
    </style:style>
    <style:style style:name="P12" style:family="paragraph">
      <style:paragraph-properties fo:text-align="center"/>
      <style:text-properties fo:font-size="20pt" fo:text-shadow="1pt 1pt" fo:font-weight="bold" style:font-size-asian="20pt" style:font-weight-asian="bold" style:font-size-complex="11.3999996185303pt" style:font-weight-complex="bold"/>
    </style:style>
    <style:style style:name="P13" style:family="paragraph">
      <style:paragraph-properties fo:text-align="center"/>
      <style:text-properties fo:font-size="22pt" fo:text-shadow="none" fo:font-weight="bold" style:font-size-asian="22pt" style:font-weight-asian="bold" style:font-size-complex="22pt" style:font-weight-complex="bold"/>
    </style:style>
    <style:style style:name="T1" style:family="text">
      <style:text-properties fo:text-shadow="1pt 1pt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4" style:family="text">
      <style:text-properties fo:text-shadow="1pt 1pt" fo:font-weight="bold" style:font-weight-asian="bold" style:font-weight-complex="bold"/>
    </style:style>
    <style:style style:name="T5" style:family="text">
      <style:text-properties fo:font-size="20pt" fo:text-shadow="1pt 1pt" fo:font-weight="bold" style:font-size-asian="20pt" style:font-weight-asian="bold" style:font-size-complex="11.3999996185303pt" style:font-weight-complex="bold"/>
    </style:style>
    <style:style style:name="T6" style:family="text">
      <style:text-properties style:text-position="42% 100%" fo:font-size="20pt" fo:text-shadow="1pt 1pt" fo:font-weight="bold" style:font-size-asian="20pt" style:font-weight-asian="bold" style:font-size-complex="11.3999996185303pt" style:font-weight-complex="bold"/>
    </style:style>
    <style:style style:name="T7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8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9" style:family="text">
      <style:text-properties fo:font-size="54pt" fo:text-shadow="1pt 1pt" style:font-size-asian="54pt" style:font-size-complex="54pt"/>
    </style:style>
    <style:style style:name="T10" style:family="text">
      <style:text-properties fo:font-size="22pt" fo:text-shadow="1pt 1pt" style:font-size-asian="22pt" style:font-size-complex="22pt"/>
    </style:style>
    <style:style style:name="T11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1pt 1pt" style:text-underline-style="none" fo:font-weight="bold" style:letter-kerning="true" style:font-family-asian="'WenQuanYi Micro Hei'" style:font-family-generic-asian="system" style:font-pitch-asian="variable" style:font-size-asian="18pt" style:font-style-asian="normal" style:font-weight-asian="bold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1pt 1pt" style:text-underline-style="none" fo:font-weight="bold" style:letter-kerning="true" style:font-family-asian="'WenQuanYi Micro Hei'" style:font-family-generic-asian="system" style:font-pitch-asian="variable" style:font-size-asian="18pt" style:font-style-asian="normal" style:font-weight-asian="bold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22pt" fo:text-shadow="none" fo:font-weight="bold" style:font-size-asian="22pt" style:font-weight-asian="bold" style:font-size-complex="22pt" style:font-weight-complex="bold"/>
    </style:style>
    <style:style style:name="T14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1pt 1pt" style:text-underline-style="none" fo:font-weight="bold" style:letter-kerning="true" style:font-family-asian="'WenQuanYi Micro Hei'" style:font-family-generic-asian="system" style:font-pitch-asian="variable" style:font-size-asian="22pt" style:font-style-asian="normal" style:font-weight-asian="bold" style:font-family-complex="'Lohit Hind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4.445cm" svg:x="10.525cm" svg:y="1cm">
          <text:p text:style-name="P1"><text:span text:style-name="T1">lndex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7.62cm" svg:height="3.81cm" svg:x="20.05cm" svg:y="10.525cm">
          <text:p text:style-name="P1"><text:span text:style-name="T1">Picture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4.445cm" svg:height="4.445cm" svg:x="17.51cm" svg:y="4.175cm">
          <text:p text:style-name="P1">Famly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732cm" svg:y1="8.62cm" svg:x2="23.86cm" svg:y2="10.525cm" draw:start-shape="id1" draw:end-shape="id2" svg:d="m19732 8620v953h4128v952">
          <text:p/>
        </draw:connector>
        <draw:connector draw:style-name="gr4" draw:text-style-name="P1" draw:layer="layout" svg:x1="17.51cm" svg:y1="6.397cm" svg:x2="15.605cm" svg:y2="3.223cm" draw:start-shape="id1" draw:end-shape="id3" draw:end-glue-point="7" svg:d="m17510 6397h-952v-3174h-953">
          <text:p/>
        </draw:connector>
        <draw:custom-shape draw:style-name="gr5" draw:text-style-name="P1" xml:id="id4" draw:id="id4" draw:layer="layout" svg:width="6.35cm" svg:height="4.445cm" svg:x="2.27cm" svg:y="3.54cm">
          <text:p text:style-name="P1">Teachers.html</text:p>
          <draw:enhanced-geometry svg:viewBox="0 0 21600 21600" draw:glue-points="10800 0 ?f1 10800 0 21600 10800 21600 21600 21600 ?f7 10800" draw:text-areas="?f1 10800 ?f2 18000 ?f3 7200 ?f4 21600" draw:type="isosceles-triangle" draw:modifiers="10372.988103568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6.97cm" svg:y1="5.763cm" svg:x2="10.525cm" svg:y2="3.222cm" draw:start-shape="id4" draw:start-glue-point="9" draw:end-shape="id3" svg:d="m6970 5763h2603v-2541h952">
          <text:p/>
        </draw:connector>
        <draw:custom-shape draw:style-name="gr6" draw:text-style-name="P1" xml:id="id5" draw:id="id5" draw:layer="layout" svg:width="7.62cm" svg:height="4.445cm" svg:x="3.54cm" svg:y="14.97cm">
          <text:p text:style-name="P1">Mylife.htm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-0.636cm" svg:x1="10.208cm" svg:y1="17.193cm" svg:x2="20.05cm" svg:y2="12.43cm" draw:start-shape="id5" draw:start-glue-point="6" draw:end-shape="id2" svg:d="m10208 17193h4762v-4763h5080">
          <text:p/>
        </draw:connector>
        <draw:connector draw:style-name="gr4" draw:text-style-name="P1" draw:layer="layout" svg:x1="4.492cm" svg:y1="17.193cm" svg:x2="5.445cm" svg:y2="7.985cm" draw:start-shape="id5" draw:start-glue-point="9" draw:end-shape="id4" draw:end-glue-point="7" svg:d="m4492 17193h-1453v-5716h2406v-3492">
          <text:p/>
        </draw:connector>
        <draw:connector draw:style-name="gr4" draw:text-style-name="P1" draw:layer="layout" svg:x1="8.303cm" svg:y1="14.97cm" svg:x2="13.065cm" svg:y2="5.445cm" draw:start-shape="id5" draw:start-glue-point="4" draw:end-shape="id3" svg:d="m8303 14970v-4763h4762v-4762">
          <text:p/>
        </draw:connector>
        <draw:custom-shape draw:style-name="gr7" draw:text-style-name="P1" xml:id="id6" draw:id="id6" draw:layer="layout" svg:width="6.35cm" svg:height="5.08cm" svg:x="18.145cm" svg:y="14.97cm">
          <text:p text:style-name="P1">Others.html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onnector draw:style-name="gr4" draw:text-style-name="P1" draw:layer="layout" svg:x1="24.495cm" svg:y1="17.51cm" svg:x2="24.495cm" svg:y2="17.51cm" draw:start-shape="id6" draw:end-shape="id6" svg:d="">
          <text:p/>
        </draw:connector>
        <draw:connector draw:style-name="gr4" draw:text-style-name="P1" draw:layer="layout" draw:line-skew="-1.772cm" svg:x1="24.495cm" svg:y1="20.05cm" svg:x2="23.86cm" svg:y2="14.335cm" draw:start-shape="id6" draw:start-glue-point="8" draw:end-shape="id2" draw:end-glue-point="2" svg:d="m24495 20050v-1270h-635v-4445">
          <text:p/>
        </draw:connector>
        <draw:connector draw:style-name="gr4" draw:text-style-name="P1" draw:layer="layout" svg:x1="18.145cm" svg:y1="17.51cm" svg:x2="7.35cm" svg:y2="19.415cm" draw:start-shape="id6" draw:start-glue-point="3" draw:end-shape="id5" draw:end-glue-point="8" svg:d="m18145 17510h-3492v2406h-7303v-501">
          <text:p/>
        </draw:connector>
        <draw:custom-shape draw:style-name="gr8" draw:text-style-name="P1" draw:layer="layout" svg:width="6.35cm" svg:height="5.715cm" svg:x="9.89cm" svg:y="7.35cm">
          <text:p text:style-name="P1">Videaa.html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</draw:page>
      <draw:page draw:name="page2" draw:style-name="dp1" draw:master-page-name="Default">
        <draw:custom-shape draw:style-name="gr9" draw:text-style-name="P3" draw:layer="layout" svg:width="25.94cm" svg:height="5.715cm" svg:x="1cm" svg:y="1cm">
          <text:p text:style-name="P1"><text:span text:style-name="T2">Family.htm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08cm" svg:height="13.875cm" svg:x="1cm" svg:y="6.715cm">
          <text:p text:style-name="P1"><text:span text:style-name="T3">Teacher.html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985cm" svg:height="13.875cm" svg:x="21.955cm" svg:y="6.715cm">
          <text:p text:style-name="P1"><text:span text:style-name="T4">Friend.htm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6.51cm" svg:height="13.875cm" svg:x="5.445cm" svg:y="6.715cm">
          <text:p text:style-name="P6"><text:span text:style-name="T5"><text:s text:c="10"/></text:span><text:span text:style-name="T5">I was born on the 5</text:span><text:span text:style-name="T6">th</text:span><text:span text:style-name="T5"> January 2000. I in Taipei, </text:span></text:p>
          <text:p text:style-name="P6"><text:span text:style-name="T5"><text:s text:c="7"/></text:span><text:span text:style-name="T5">Taiwan. I have a mother, father, grandmother,sister,</text:span></text:p>
          <text:p text:style-name="P6"><text:span text:style-name="T5"><text:s text:c="11"/></text:span><text:span text:style-name="T5">a dog and my grandfather <text:s/>but my grandfather </text:span></text:p>
          <text:p text:style-name="P6"><text:span text:style-name="T5"><text:s text:c="12"/></text:span><text:span text:style-name="T5">is not her I was 12 year Old. I like football in</text:span></text:p>
          <text:p text:style-name="P6"><text:span text:style-name="T5"><text:s text:c="12"/></text:span><text:span text:style-name="T5">grad 5 l was in the football</text:span></text:p>
          <text:p text:style-name="P6"><text:span text:style-name="T5"><text:s text:c="13"/></text:span><text:span text:style-name="T5">team.Football <text:s/>is my</text:span></text:p>
          <text:p text:style-name="P6"><text:span text:style-name="T5"><text:s text:c="13"/></text:span><text:span text:style-name="T5">favousrte sport. <text:s text:c="2"/></text:span></text:p>
          <text:p text:style-name="P6"><text:span text:style-name="T5"><text:s/></text:span></text:p>
          <draw:enhanced-geometry svg:viewBox="0 0 21600 21600" draw:type="rectangle" draw:enhanced-path="M 0 0 L 21600 0 21600 21600 0 21600 0 0 Z N"/>
        </draw:custom-shape>
        <draw:frame draw:style-name="gr13" draw:layer="layout" svg:width="0.635cm" svg:height="1.187cm" svg:x="9.255cm" svg:y="23.225cm">
          <draw:text-box>
            <text:p/>
          </draw:text-box>
        </draw:frame>
        <draw:custom-shape draw:style-name="gr14" draw:text-style-name="P8" draw:layer="layout" svg:width="6.255cm" svg:height="6.255cm" svg:x="15.7cm" svg:y="14.335cm">
          <text:p text:style-name="P1"><text:span text:style-name="T7">pi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5" draw:text-style-name="P3" draw:layer="layout" svg:width="25.94cm" svg:height="5.715cm" svg:x="1cm" svg:y="1cm">
          <text:p text:style-name="P1"><text:span text:style-name="T2">Picture.html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445cm" svg:height="13.875cm" svg:x="1cm" svg:y="6.715cm">
          <text:p text:style-name="P1"><text:span text:style-name="T4">Other.htm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4.445cm" svg:height="13.875cm" svg:x="22.59cm" svg:y="6.715cm">
          <text:p text:style-name="P1"><text:span text:style-name="T4">My life.html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7.145cm" svg:height="13.875cm" svg:x="5.445cm" svg:y="6.715cm">
          <text:p><text:span text:style-name="T8">I had a mother,father,grandmother,grandfather,</text:span></text:p>
          <text:p><text:span text:style-name="T8">sister and a dog.</text:span></text:p>
          <text:p><text:span text:style-name="T8"><text:s/></text:span><text:span text:style-name="T8">My sister is 15 year old. </text:span></text:p>
          <text:p><text:span text:style-name="T8">My grandfather is not here.</text:span></text:p>
          <text:p><text:span text:style-name="T8"><text:s/></text:span><text:span text:style-name="T8">When I was in grad 3 he was not</text:span></text:p>
          <text:p><text:span text:style-name="T8"><text:s/></text:span><text:span text:style-name="T8">here anymore.</text:span></text:p>
          <text:p><text:span text:style-name="T8"/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5.715cm" svg:height="5.62cm" svg:x="16.875cm" svg:y="14.97cm">
          <text:p text:style-name="P1"><text:span text:style-name="T7">pi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20" draw:text-style-name="P10" draw:layer="layout" svg:width="25.94cm" svg:height="5.715cm" svg:x="1cm" svg:y="1cm">
          <text:p text:style-name="P1"><text:span text:style-name="T9">lndex.html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4.445cm" svg:height="13.875cm" svg:x="1cm" svg:y="6.715cm">
          <text:p text:style-name="P1"><text:span text:style-name="T8">Videa.ht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.985cm" svg:height="13.875cm" svg:x="21.955cm" svg:y="6.715cm">
          <text:p text:style-name="P1"><text:span text:style-name="T10">Others.html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6.51cm" svg:height="13.875cm" svg:x="5.445cm" svg:y="6.715cm">
          <text:p><text:span text:style-name="T5">I have many interests football, </text:span></text:p>
          <text:p><text:span text:style-name="T5">Tennis and swimming.</text:span></text:p>
          <text:p><text:span text:style-name="T5"><text:s/></text:span><text:span text:style-name="T5">I think football is the best</text:span></text:p>
          <text:p><text:span text:style-name="T5">and last was swimming .</text:span></text:p>
          <text:p><text:span text:style-name="T5">But swimming can help you be taller,</text:span></text:p>
          <text:p><text:span text:style-name="T5"><text:s/></text:span><text:span text:style-name="T5">but football can make you be no tall.</text:span></text:p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5.08cm" svg:height="5.08cm" svg:x="16.875cm" svg:y="6.715cm">
          <text:p text:style-name="P1"><text:span text:style-name="T7">pi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24" draw:text-style-name="P3" draw:layer="layout" svg:width="25.94cm" svg:height="5.715cm" svg:x="1cm" svg:y="1cm">
          <text:p text:style-name="P1"><text:span text:style-name="T2">Other.html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4.445cm" svg:height="13.875cm" svg:x="1cm" svg:y="6.715cm">
          <text:p text:style-name="P1"><text:span text:style-name="T8">Famiy.html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35cm" svg:height="13.875cm" svg:x="22.59cm" svg:y="6.715cm">
          <text:p text:style-name="P1"><text:span text:style-name="T8">Picture.html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7.145cm" svg:height="13.875cm" svg:x="5.445cm" svg:y="6.715cm">
          <text:p><text:span text:style-name="T11">One day I will return to Taiwan and then I will eat the <text:s/></text:span></text:p>
          <text:p><text:span text:style-name="T11">at Taiwan </text:span><text:span text:style-name="T12">food I like Taiwanese food and </text:span><text:span text:style-name="T11"><text:s/></text:span></text:p>
          <text:p><text:span text:style-name="T11">was better better than Chinese food. </text:span></text:p>
          <text:p><text:span text:style-name="T11">When one day when</text:span></text:p>
          <text:p><text:span text:style-name="T11"><text:s/></text:span><text:span text:style-name="T11">I go back to Taiwan I will bring my dog back to</text:span></text:p>
          <text:p><text:span text:style-name="T11"><text:s/></text:span><text:span text:style-name="T11">Taiwan to </text:span><text:span text:style-name="T12">ive with me forever.</text:span><text:span text:style-name="T11"> </text:span></text:p>
          <text:p><text:span text:style-name="T11"><text:s/></text:span><text:span text:style-name="T11">I will not forgot my friends </text:span></text:p>
          <text:p><text:span text:style-name="T11">and teachers.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08cm" svg:height="5.08cm" svg:x="16.875cm" svg:y="14.97cm">
          <text:p text:style-name="P1"><text:span text:style-name="T7">pi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28" draw:text-style-name="P3" draw:layer="layout" svg:width="25.94cm" svg:height="6.35cm" svg:x="1cm" svg:y="1cm">
          <text:p text:style-name="P1"><text:span text:style-name="T2">Videaa.html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4.445cm" svg:height="13.24cm" svg:x="1cm" svg:y="7.35cm">
          <text:p text:style-name="P1"><text:span text:style-name="T13">lndex.htm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4.985cm" svg:height="13.335cm" svg:x="21.955cm" svg:y="7.35cm">
          <text:p text:style-name="P1"><text:span text:style-name="T8">Teacher.html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6.51cm" svg:height="13.24cm" svg:x="5.445cm" svg:y="7.35cm">
          <text:p><text:span text:style-name="T11">One of my achievement was in Grade 5 when I did a</text:span></text:p>
          <text:p><text:span text:style-name="T11"><text:s/></text:span><text:span text:style-name="T11">plant experiment. </text:span><text:span text:style-name="T12"><text:s/>Water can late the plant</text:span></text:p>
          <text:p><text:span text:style-name="T11"><text:s/></text:span><text:span text:style-name="T11">will be better or sugger water </text:span></text:p>
          <text:p><text:span text:style-name="T11">can late the plant will be better.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5.08cm" svg:height="4.985cm" svg:x="16.875cm" svg:y="15.605cm">
          <text:p text:style-name="P1"><text:span text:style-name="T7">pi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32" draw:text-style-name="P3" draw:layer="layout" svg:width="25.94cm" svg:height="6.35cm" svg:x="1cm" svg:y="1cm">
          <text:p text:style-name="P1"><text:span text:style-name="T2">Mylife.html</text:span></text:p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5.08cm" svg:height="13.24cm" svg:x="1cm" svg:y="7.35cm">
          <text:p text:style-name="P1"><text:span text:style-name="T8">Famly.html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4.985cm" svg:height="13.24cm" svg:x="21.955cm" svg:y="7.35cm">
          <text:p text:style-name="P1"><text:span text:style-name="T13">Picture.htm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5.875cm" svg:height="13.24cm" svg:x="6.08cm" svg:y="7.35cm">
          <text:p><text:span text:style-name="T14">I have many interests football,</text:span></text:p>
          <text:p><text:span text:style-name="T14"><text:s/></text:span><text:span text:style-name="T14">Tennis and swimming. I think football is </text:span></text:p>
          <text:p><text:span text:style-name="T14">the best and last was swimming .</text:span></text:p>
          <text:p><text:span text:style-name="T14">But swimming can help you be taller,</text:span></text:p>
          <text:p><text:span text:style-name="T14">but football can make you be no tall.</text:span>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5.08cm" svg:height="4.445cm" svg:x="16.875cm" svg:y="16.24cm">
          <text:p text:style-name="P1"><text:span text:style-name="T7">pi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Alen_20_Title" style:display-name="Alen Title" style:family="graphic">
      <style:paragraph-properties fo:margin-top="0cm" fo:margin-bottom="0.268cm" style:text-autospace="none"/>
      <style:text-properties fo:font-size="40pt" fo:font-style="italic" style:font-size-asian="40pt" style:font-style-asian="italic" style:font-size-complex="40pt" style:font-style-complex="italic"/>
    </style:style>
    <style:style style:name="Alen_20_text" style:display-name="Alen text" style:family="graphic">
      <style:paragraph-properties fo:margin-top="0cm" fo:margin-bottom="0.268cm" style:text-autospace="none"/>
      <style:text-properties fo:font-size="20pt" fo:font-style="normal" style:font-size-asian="20pt" style:font-style-asian="normal" style:font-size-complex="20pt" style:font-style-complex="normal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6T09:53:53</meta:creation-date>
    <dc:date>2012-04-25T15:20:39</dc:date>
    <dc:creator>student </dc:creator>
    <meta:editing-duration>PT1H56M48S</meta:editing-duration>
    <meta:editing-cycles>6</meta:editing-cycles>
    <meta:generator>LibreOffice/3.3$Linux LibreOffice_project/330m19$Build-202</meta:generator>
    <meta:document-statistic meta:object-count="47"/>
  </office:meta>
</office:document-meta>
</file>